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6.3055in" svg:height="3.5453in" svg:x="3.987in" svg:y="0.4913in">
            <draw:object draw:notify-on-update-of-ranges="data.A1:data.A840 data.B1:data.B8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55in" svg:height="3.5453in" svg:x="3.5102in" svg:y="4.622in">
            <draw:object draw:notify-on-update-of-ranges="data.A1:data.A840 data.C1:data.C84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.14" calcext:value-type="float">
            <text:p>16.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.45" calcext:value-type="float">
            <text:p>13.4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0.76" calcext:value-type="float">
            <text:p>10.7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8.07" calcext:value-type="float">
            <text:p>8.0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.38" calcext:value-type="float">
            <text:p>5.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3" office:value-type="float" office:value="-0" calcext:value-type="float">
            <text:p>0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2" calcext:value-type="float">
            <text:p>-0.02</text:p>
          </table:table-cell>
          <table:table-cell office:value-type="float" office:value="-43.04" calcext:value-type="float">
            <text:p>-43.04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float" office:value="-0.02" calcext:value-type="float">
            <text:p>-0.02</text:p>
          </table:table-cell>
          <table:table-cell office:value-type="float" office:value="-0.17" calcext:value-type="float">
            <text:p>-0.17</text:p>
          </table:table-cell>
          <table:table-cell office:value-type="float" office:value="-126.43" calcext:value-type="float">
            <text:p>-126.43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-0.04" calcext:value-type="float">
            <text:p>-0.04</text:p>
          </table:table-cell>
          <table:table-cell office:value-type="float" office:value="-0.53" calcext:value-type="float">
            <text:p>-0.53</text:p>
          </table:table-cell>
          <table:table-cell office:value-type="float" office:value="-231.34" calcext:value-type="float">
            <text:p>-231.34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-0.07" calcext:value-type="float">
            <text:p>-0.07</text:p>
          </table:table-cell>
          <table:table-cell office:value-type="float" office:value="-1.1" calcext:value-type="float">
            <text:p>-1.1</text:p>
          </table:table-cell>
          <table:table-cell office:value-type="float" office:value="-325.49" calcext:value-type="float">
            <text:p>-325.49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-0.1" calcext:value-type="float">
            <text:p>-0.1</text:p>
          </table:table-cell>
          <table:table-cell office:value-type="float" office:value="-1.63" calcext:value-type="float">
            <text:p>-1.63</text:p>
          </table:table-cell>
          <table:table-cell office:value-type="float" office:value="-379.29" calcext:value-type="float">
            <text:p>-379.29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-0.14" calcext:value-type="float">
            <text:p>-0.14</text:p>
          </table:table-cell>
          <table:table-cell office:value-type="float" office:value="-2.09" calcext:value-type="float">
            <text:p>-2.09</text:p>
          </table:table-cell>
          <table:table-cell office:value-type="float" office:value="-400.81" calcext:value-type="float">
            <text:p>-400.81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-0.18" calcext:value-type="float">
            <text:p>-0.18</text:p>
          </table:table-cell>
          <table:table-cell office:value-type="float" office:value="-2.42" calcext:value-type="float">
            <text:p>-2.42</text:p>
          </table:table-cell>
          <table:table-cell office:value-type="float" office:value="-392.74" calcext:value-type="float">
            <text:p>-392.74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-0.21" calcext:value-type="float">
            <text:p>-0.21</text:p>
          </table:table-cell>
          <table:table-cell office:value-type="float" office:value="-2.64" calcext:value-type="float">
            <text:p>-2.64</text:p>
          </table:table-cell>
          <table:table-cell office:value-type="float" office:value="-371.22" calcext:value-type="float">
            <text:p>-371.22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-0.25" calcext:value-type="float">
            <text:p>-0.25</text:p>
          </table:table-cell>
          <table:table-cell office:value-type="float" office:value="-2.81" calcext:value-type="float">
            <text:p>-2.81</text:p>
          </table:table-cell>
          <table:table-cell office:value-type="float" office:value="-338.94" calcext:value-type="float">
            <text:p>-338.94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-0.29" calcext:value-type="float">
            <text:p>-0.29</text:p>
          </table:table-cell>
          <table:table-cell office:value-type="float" office:value="-2.93" calcext:value-type="float">
            <text:p>-2.93</text:p>
          </table:table-cell>
          <table:table-cell office:value-type="float" office:value="-301.28" calcext:value-type="float">
            <text:p>-301.28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-0.32" calcext:value-type="float">
            <text:p>-0.32</text:p>
          </table:table-cell>
          <table:table-cell office:value-type="float" office:value="-3" calcext:value-type="float">
            <text:p>-3</text:p>
          </table:table-cell>
          <table:table-cell office:value-type="float" office:value="-266.31" calcext:value-type="float">
            <text:p>-266.31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float" office:value="-0.36" calcext:value-type="float">
            <text:p>-0.36</text:p>
          </table:table-cell>
          <table:table-cell office:value-type="float" office:value="-3.02" calcext:value-type="float">
            <text:p>-3.02</text:p>
          </table:table-cell>
          <table:table-cell office:value-type="float" office:value="-236.72" calcext:value-type="float">
            <text:p>-236.72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float" office:value="-0.4" calcext:value-type="float">
            <text:p>-0.4</text:p>
          </table:table-cell>
          <table:table-cell office:value-type="float" office:value="-3.05" calcext:value-type="float">
            <text:p>-3.05</text:p>
          </table:table-cell>
          <table:table-cell office:value-type="float" office:value="-209.82" calcext:value-type="float">
            <text:p>-209.82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-0.44" calcext:value-type="float">
            <text:p>-0.44</text:p>
          </table:table-cell>
          <table:table-cell office:value-type="float" office:value="-3.07" calcext:value-type="float">
            <text:p>-3.07</text:p>
          </table:table-cell>
          <table:table-cell office:value-type="float" office:value="-185.61" calcext:value-type="float">
            <text:p>-185.61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-0.47" calcext:value-type="float">
            <text:p>-0.47</text:p>
          </table:table-cell>
          <table:table-cell office:value-type="float" office:value="-3.09" calcext:value-type="float">
            <text:p>-3.09</text:p>
          </table:table-cell>
          <table:table-cell office:value-type="float" office:value="-164.09" calcext:value-type="float">
            <text:p>-164.09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-0.51" calcext:value-type="float">
            <text:p>-0.51</text:p>
          </table:table-cell>
          <table:table-cell office:value-type="float" office:value="-3.09" calcext:value-type="float">
            <text:p>-3.09</text:p>
          </table:table-cell>
          <table:table-cell office:value-type="float" office:value="-142.57" calcext:value-type="float">
            <text:p>-142.57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-0.55" calcext:value-type="float">
            <text:p>-0.55</text:p>
          </table:table-cell>
          <table:table-cell office:value-type="float" office:value="-3.09" calcext:value-type="float">
            <text:p>-3.09</text:p>
          </table:table-cell>
          <table:table-cell office:value-type="float" office:value="-126.43" calcext:value-type="float">
            <text:p>-126.43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-0.59" calcext:value-type="float">
            <text:p>-0.59</text:p>
          </table:table-cell>
          <table:table-cell office:value-type="float" office:value="-3.09" calcext:value-type="float">
            <text:p>-3.09</text:p>
          </table:table-cell>
          <table:table-cell office:value-type="float" office:value="-112.98" calcext:value-type="float">
            <text:p>-112.98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-0.63" calcext:value-type="float">
            <text:p>-0.63</text:p>
          </table:table-cell>
          <table:table-cell office:value-type="float" office:value="-3.12" calcext:value-type="float">
            <text:p>-3.12</text:p>
          </table:table-cell>
          <table:table-cell office:value-type="float" office:value="-102.22" calcext:value-type="float">
            <text:p>-102.22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-0.66" calcext:value-type="float">
            <text:p>-0.66</text:p>
          </table:table-cell>
          <table:table-cell office:value-type="float" office:value="-3.09" calcext:value-type="float">
            <text:p>-3.09</text:p>
          </table:table-cell>
          <table:table-cell office:value-type="float" office:value="-91.46" calcext:value-type="float">
            <text:p>-91.46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float" office:value="-0.7" calcext:value-type="float">
            <text:p>-0.7</text:p>
          </table:table-cell>
          <table:table-cell office:value-type="float" office:value="-3.09" calcext:value-type="float">
            <text:p>-3.09</text:p>
          </table:table-cell>
          <table:table-cell office:value-type="float" office:value="-80.7" calcext:value-type="float">
            <text:p>-80.7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-0.74" calcext:value-type="float">
            <text:p>-0.74</text:p>
          </table:table-cell>
          <table:table-cell office:value-type="float" office:value="-3.09" calcext:value-type="float">
            <text:p>-3.09</text:p>
          </table:table-cell>
          <table:table-cell office:value-type="float" office:value="-75.32" calcext:value-type="float">
            <text:p>-75.32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float" office:value="-0.78" calcext:value-type="float">
            <text:p>-0.78</text:p>
          </table:table-cell>
          <table:table-cell office:value-type="float" office:value="-3.09" calcext:value-type="float">
            <text:p>-3.09</text:p>
          </table:table-cell>
          <table:table-cell office:value-type="float" office:value="-67.25" calcext:value-type="float">
            <text:p>-67.25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float" office:value="-0.81" calcext:value-type="float">
            <text:p>-0.81</text:p>
          </table:table-cell>
          <table:table-cell office:value-type="float" office:value="-3.12" calcext:value-type="float">
            <text:p>-3.12</text:p>
          </table:table-cell>
          <table:table-cell office:value-type="float" office:value="-61.87" calcext:value-type="float">
            <text:p>-61.87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-0.85" calcext:value-type="float">
            <text:p>-0.85</text:p>
          </table:table-cell>
          <table:table-cell office:value-type="float" office:value="-3.12" calcext:value-type="float">
            <text:p>-3.12</text:p>
          </table:table-cell>
          <table:table-cell office:value-type="float" office:value="-56.49" calcext:value-type="float">
            <text:p>-56.49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-0.89" calcext:value-type="float">
            <text:p>-0.89</text:p>
          </table:table-cell>
          <table:table-cell office:value-type="float" office:value="-3.12" calcext:value-type="float">
            <text:p>-3.12</text:p>
          </table:table-cell>
          <table:table-cell office:value-type="float" office:value="-51.11" calcext:value-type="float">
            <text:p>-51.11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-0.93" calcext:value-type="float">
            <text:p>-0.93</text:p>
          </table:table-cell>
          <table:table-cell office:value-type="float" office:value="-3.09" calcext:value-type="float">
            <text:p>-3.09</text:p>
          </table:table-cell>
          <table:table-cell office:value-type="float" office:value="-48.42" calcext:value-type="float">
            <text:p>-48.42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-0.97" calcext:value-type="float">
            <text:p>-0.97</text:p>
          </table:table-cell>
          <table:table-cell office:value-type="float" office:value="-3.09" calcext:value-type="float">
            <text:p>-3.09</text:p>
          </table:table-cell>
          <table:table-cell office:value-type="float" office:value="-45.73" calcext:value-type="float">
            <text:p>-45.73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-1" calcext:value-type="float">
            <text:p>-1</text:p>
          </table:table-cell>
          <table:table-cell office:value-type="float" office:value="-3.09" calcext:value-type="float">
            <text:p>-3.09</text:p>
          </table:table-cell>
          <table:table-cell office:value-type="float" office:value="-43.04" calcext:value-type="float">
            <text:p>-43.04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float" office:value="-1.04" calcext:value-type="float">
            <text:p>-1.04</text:p>
          </table:table-cell>
          <table:table-cell office:value-type="float" office:value="-3.09" calcext:value-type="float">
            <text:p>-3.09</text:p>
          </table:table-cell>
          <table:table-cell office:value-type="float" office:value="-43.04" calcext:value-type="float">
            <text:p>-43.04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-1.08" calcext:value-type="float">
            <text:p>-1.08</text:p>
          </table:table-cell>
          <table:table-cell office:value-type="float" office:value="-3.12" calcext:value-type="float">
            <text:p>-3.12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float" office:value="-1.12" calcext:value-type="float">
            <text:p>-1.12</text:p>
          </table:table-cell>
          <table:table-cell office:value-type="float" office:value="-3.12" calcext:value-type="float">
            <text:p>-3.12</text:p>
          </table:table-cell>
          <table:table-cell office:value-type="float" office:value="-40.35" calcext:value-type="float">
            <text:p>-40.35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float" office:value="-1.16" calcext:value-type="float">
            <text:p>-1.16</text:p>
          </table:table-cell>
          <table:table-cell office:value-type="float" office:value="-3.14" calcext:value-type="float">
            <text:p>-3.14</text:p>
          </table:table-cell>
          <table:table-cell office:value-type="float" office:value="-37.66" calcext:value-type="float">
            <text:p>-37.66</text:p>
          </table:table-cell>
        </table:table-row>
        <table:table-row table:style-name="ro1">
          <table:table-cell office:value-type="float" office:value="2771" calcext:value-type="float">
            <text:p>2771</text:p>
          </table:table-cell>
          <table:table-cell office:value-type="float" office:value="-1.19" calcext:value-type="float">
            <text:p>-1.19</text:p>
          </table:table-cell>
          <table:table-cell office:value-type="float" office:value="-3.14" calcext:value-type="float">
            <text:p>-3.14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-1.23" calcext:value-type="float">
            <text:p>-1.23</text:p>
          </table:table-cell>
          <table:table-cell office:value-type="float" office:value="-3.14" calcext:value-type="float">
            <text:p>-3.14</text:p>
          </table:table-cell>
          <table:table-cell office:value-type="float" office:value="-34.97" calcext:value-type="float">
            <text:p>-34.97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-1.27" calcext:value-type="float">
            <text:p>-1.27</text:p>
          </table:table-cell>
          <table:table-cell office:value-type="float" office:value="-3.14" calcext:value-type="float">
            <text:p>-3.14</text:p>
          </table:table-cell>
          <table:table-cell office:value-type="float" office:value="-32.28" calcext:value-type="float">
            <text:p>-32.28</text:p>
          </table:table-cell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-1.31" calcext:value-type="float">
            <text:p>-1.31</text:p>
          </table:table-cell>
          <table:table-cell office:value-type="float" office:value="-3.14" calcext:value-type="float">
            <text:p>-3.14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-1.34" calcext:value-type="float">
            <text:p>-1.34</text:p>
          </table:table-cell>
          <table:table-cell office:value-type="float" office:value="-3.14" calcext:value-type="float">
            <text:p>-3.14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2831" calcext:value-type="float">
            <text:p>2831</text:p>
          </table:table-cell>
          <table:table-cell office:value-type="float" office:value="-1.38" calcext:value-type="float">
            <text:p>-1.38</text:p>
          </table:table-cell>
          <table:table-cell office:value-type="float" office:value="-3.14" calcext:value-type="float">
            <text:p>-3.14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-1.42" calcext:value-type="float">
            <text:p>-1.42</text:p>
          </table:table-cell>
          <table:table-cell office:value-type="float" office:value="-3.14" calcext:value-type="float">
            <text:p>-3.14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-1.46" calcext:value-type="float">
            <text:p>-1.46</text:p>
          </table:table-cell>
          <table:table-cell office:value-type="float" office:value="-3.14" calcext:value-type="float">
            <text:p>-3.14</text:p>
          </table:table-cell>
          <table:table-cell office:value-type="float" office:value="-29.59" calcext:value-type="float">
            <text:p>-29.59</text:p>
          </table:table-cell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-1.49" calcext:value-type="float">
            <text:p>-1.49</text:p>
          </table:table-cell>
          <table:table-cell office:value-type="float" office:value="-3.14" calcext:value-type="float">
            <text:p>-3.14</text:p>
          </table:table-cell>
          <table:table-cell office:value-type="float" office:value="-26.9" calcext:value-type="float">
            <text:p>-26.9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-1.52" calcext:value-type="float">
            <text:p>-1.52</text:p>
          </table:table-cell>
          <table:table-cell office:value-type="float" office:value="-3.07" calcext:value-type="float">
            <text:p>-3.07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-1.54" calcext:value-type="float">
            <text:p>-1.54</text:p>
          </table:table-cell>
          <table:table-cell office:value-type="float" office:value="-2.83" calcext:value-type="float">
            <text:p>-2.83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2902" calcext:value-type="float">
            <text:p>2902</text:p>
          </table:table-cell>
          <table:table-cell office:value-type="float" office:value="-1.55" calcext:value-type="float">
            <text:p>-1.55</text:p>
          </table:table-cell>
          <table:table-cell office:value-type="float" office:value="-2.4" calcext:value-type="float">
            <text:p>-2.4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-1.56" calcext:value-type="float">
            <text:p>-1.56</text:p>
          </table:table-cell>
          <table:table-cell office:value-type="float" office:value="-1.87" calcext:value-type="float">
            <text:p>-1.8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-1.57" calcext:value-type="float">
            <text:p>-1.57</text:p>
          </table:table-cell>
          <table:table-cell office:value-type="float" office:value="-1.37" calcext:value-type="float">
            <text:p>-1.37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-1.57" calcext:value-type="float">
            <text:p>-1.57</text:p>
          </table:table-cell>
          <table:table-cell office:value-type="float" office:value="-0.94" calcext:value-type="float">
            <text:p>-0.94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2951" calcext:value-type="float">
            <text:p>2951</text:p>
          </table:table-cell>
          <table:table-cell office:value-type="float" office:value="-1.57" calcext:value-type="float">
            <text:p>-1.57</text:p>
          </table:table-cell>
          <table:table-cell office:value-type="float" office:value="-0.58" calcext:value-type="float">
            <text:p>-0.58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-1.57" calcext:value-type="float">
            <text:p>-1.57</text:p>
          </table:table-cell>
          <table:table-cell office:value-type="float" office:value="-0.36" calcext:value-type="float">
            <text:p>-0.36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-1.57" calcext:value-type="float">
            <text:p>-1.57</text:p>
          </table:table-cell>
          <table:table-cell office:value-type="float" office:value="-0.22" calcext:value-type="float">
            <text:p>-0.22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2986" calcext:value-type="float">
            <text:p>2986</text:p>
          </table:table-cell>
          <table:table-cell office:value-type="float" office:value="-1.57" calcext:value-type="float">
            <text:p>-1.57</text:p>
          </table:table-cell>
          <table:table-cell office:value-type="float" office:value="-0.12" calcext:value-type="float">
            <text:p>-0.12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2998" calcext:value-type="float">
            <text:p>2998</text:p>
          </table:table-cell>
          <table:table-cell office:value-type="float" office:value="-1.57" calcext:value-type="float">
            <text:p>-1.57</text:p>
          </table:table-cell>
          <table:table-cell office:value-type="float" office:value="-0.07" calcext:value-type="float">
            <text:p>-0.07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-1.57" calcext:value-type="float">
            <text:p>-1.57</text:p>
          </table:table-cell>
          <table:table-cell office:value-type="float" office:value="-0.02" calcext:value-type="float">
            <text:p>-0.02</text:p>
          </table:table-cell>
          <table:table-cell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3022" calcext:value-type="float">
            <text:p>302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8.07" calcext:value-type="float">
            <text:p>-8.07</text:p>
          </table:table-cell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10.76" calcext:value-type="float">
            <text:p>-10.76</text:p>
          </table:table-cell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13.45" calcext:value-type="float">
            <text:p>-13.45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16.14" calcext:value-type="float">
            <text:p>-16.14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18.83" calcext:value-type="float">
            <text:p>-18.83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602" calcext:value-type="float">
            <text:p>460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614" calcext:value-type="float">
            <text:p>461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626" calcext:value-type="float">
            <text:p>462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698" calcext:value-type="float">
            <text:p>469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734" calcext:value-type="float">
            <text:p>473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746" calcext:value-type="float">
            <text:p>474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758" calcext:value-type="float">
            <text:p>475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782" calcext:value-type="float">
            <text:p>478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806" calcext:value-type="float">
            <text:p>480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829" calcext:value-type="float">
            <text:p>482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852" calcext:value-type="float">
            <text:p>48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876" calcext:value-type="float">
            <text:p>487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888" calcext:value-type="float">
            <text:p>488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12" calcext:value-type="float">
            <text:p>491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24" calcext:value-type="float">
            <text:p>49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36" calcext:value-type="float">
            <text:p>493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48" calcext:value-type="float">
            <text:p>49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4996" calcext:value-type="float">
            <text:p>499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068" calcext:value-type="float">
            <text:p>50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05" calcext:value-type="float">
            <text:p>51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17" calcext:value-type="float">
            <text:p>511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28" calcext:value-type="float">
            <text:p>51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76" calcext:value-type="float">
            <text:p>517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189" calcext:value-type="float">
            <text:p>518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36" calcext:value-type="float">
            <text:p>523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72" calcext:value-type="float">
            <text:p>527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32" calcext:value-type="float">
            <text:p>53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44" calcext:value-type="float">
            <text:p>53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56" calcext:value-type="float">
            <text:p>535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392" calcext:value-type="float">
            <text:p>539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28" calcext:value-type="float">
            <text:p>54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488" calcext:value-type="float">
            <text:p>548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524" calcext:value-type="float">
            <text:p>55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536" calcext:value-type="float">
            <text:p>553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84" calcext:value-type="float">
            <text:p>558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597" calcext:value-type="float">
            <text:p>559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668" calcext:value-type="float">
            <text:p>56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728" calcext:value-type="float">
            <text:p>57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741" calcext:value-type="float">
            <text:p>574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752" calcext:value-type="float">
            <text:p>57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765" calcext:value-type="float">
            <text:p>576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777" calcext:value-type="float">
            <text:p>577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801" calcext:value-type="float">
            <text:p>580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812" calcext:value-type="float">
            <text:p>581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848" calcext:value-type="float">
            <text:p>58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897" calcext:value-type="float">
            <text:p>589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921" calcext:value-type="float">
            <text:p>592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933" calcext:value-type="float">
            <text:p>593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957" calcext:value-type="float">
            <text:p>595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968" calcext:value-type="float">
            <text:p>59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5992" calcext:value-type="float">
            <text:p>599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028" calcext:value-type="float">
            <text:p>60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64" calcext:value-type="float">
            <text:p>606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76" calcext:value-type="float">
            <text:p>607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124" calcext:value-type="float">
            <text:p>61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137" calcext:value-type="float">
            <text:p>613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173" calcext:value-type="float">
            <text:p>617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196" calcext:value-type="float">
            <text:p>619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232" calcext:value-type="float">
            <text:p>62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244" calcext:value-type="float">
            <text:p>62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256" calcext:value-type="float">
            <text:p>625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292" calcext:value-type="float">
            <text:p>629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304" calcext:value-type="float">
            <text:p>630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316" calcext:value-type="float">
            <text:p>631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328" calcext:value-type="float">
            <text:p>63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352" calcext:value-type="float">
            <text:p>63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365" calcext:value-type="float">
            <text:p>636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376" calcext:value-type="float">
            <text:p>637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388" calcext:value-type="float">
            <text:p>638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412" calcext:value-type="float">
            <text:p>641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425" calcext:value-type="float">
            <text:p>642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436" calcext:value-type="float">
            <text:p>643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87" calcext:value-type="float">
            <text:p>688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71" calcext:value-type="float">
            <text:p>697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6983" calcext:value-type="float">
            <text:p>698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53" calcext:value-type="float">
            <text:p>705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77" calcext:value-type="float">
            <text:p>707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111" calcext:value-type="float">
            <text:p>711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23" calcext:value-type="float">
            <text:p>712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35" calcext:value-type="float">
            <text:p>713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147" calcext:value-type="float">
            <text:p>714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159" calcext:value-type="float">
            <text:p>715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207" calcext:value-type="float">
            <text:p>720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219" calcext:value-type="float">
            <text:p>721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231" calcext:value-type="float">
            <text:p>723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292" calcext:value-type="float">
            <text:p>729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303" calcext:value-type="float">
            <text:p>730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339" calcext:value-type="float">
            <text:p>733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388" calcext:value-type="float">
            <text:p>738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399" calcext:value-type="float">
            <text:p>739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35" calcext:value-type="float">
            <text:p>743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469" calcext:value-type="float">
            <text:p>746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82" calcext:value-type="float">
            <text:p>748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493" calcext:value-type="float">
            <text:p>749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05" calcext:value-type="float">
            <text:p>75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18" calcext:value-type="float">
            <text:p>751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29" calcext:value-type="float">
            <text:p>752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64" calcext:value-type="float">
            <text:p>756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76" calcext:value-type="float">
            <text:p>757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589" calcext:value-type="float">
            <text:p>758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36" calcext:value-type="float">
            <text:p>763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48" calcext:value-type="float">
            <text:p>76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72" calcext:value-type="float">
            <text:p>767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85" calcext:value-type="float">
            <text:p>768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696" calcext:value-type="float">
            <text:p>769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33" calcext:value-type="float">
            <text:p>773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68" calcext:value-type="float">
            <text:p>77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792" calcext:value-type="float">
            <text:p>779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805" calcext:value-type="float">
            <text:p>78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816" calcext:value-type="float">
            <text:p>781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852" calcext:value-type="float">
            <text:p>78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865" calcext:value-type="float">
            <text:p>786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901" calcext:value-type="float">
            <text:p>790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912" calcext:value-type="float">
            <text:p>791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924" calcext:value-type="float">
            <text:p>79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7937" calcext:value-type="float">
            <text:p>793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984" calcext:value-type="float">
            <text:p>798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7996" calcext:value-type="float">
            <text:p>799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032" calcext:value-type="float">
            <text:p>80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44" calcext:value-type="float">
            <text:p>80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68" calcext:value-type="float">
            <text:p>80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092" calcext:value-type="float">
            <text:p>809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05" calcext:value-type="float">
            <text:p>81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16" calcext:value-type="float">
            <text:p>811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53" calcext:value-type="float">
            <text:p>815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165" calcext:value-type="float">
            <text:p>816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01" calcext:value-type="float">
            <text:p>820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13" calcext:value-type="float">
            <text:p>821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248" calcext:value-type="float">
            <text:p>82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85" calcext:value-type="float">
            <text:p>828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08" calcext:value-type="float">
            <text:p>830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21" calcext:value-type="float">
            <text:p>832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32" calcext:value-type="float">
            <text:p>83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44" calcext:value-type="float">
            <text:p>83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56" calcext:value-type="float">
            <text:p>835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369" calcext:value-type="float">
            <text:p>836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392" calcext:value-type="float">
            <text:p>839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05" calcext:value-type="float">
            <text:p>84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16" calcext:value-type="float">
            <text:p>841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29" calcext:value-type="float">
            <text:p>842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41" calcext:value-type="float">
            <text:p>844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53" calcext:value-type="float">
            <text:p>845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465" calcext:value-type="float">
            <text:p>846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477" calcext:value-type="float">
            <text:p>847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8488" calcext:value-type="float">
            <text:p>848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01" calcext:value-type="float">
            <text:p>850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13" calcext:value-type="float">
            <text:p>851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24" calcext:value-type="float">
            <text:p>85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61" calcext:value-type="float">
            <text:p>856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09" calcext:value-type="float">
            <text:p>860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33" calcext:value-type="float">
            <text:p>863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44" calcext:value-type="float">
            <text:p>86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68" calcext:value-type="float">
            <text:p>86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693" calcext:value-type="float">
            <text:p>869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05" calcext:value-type="float">
            <text:p>87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17" calcext:value-type="float">
            <text:p>871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72" calcext:value-type="float">
            <text:p>887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09" calcext:value-type="float">
            <text:p>890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21" calcext:value-type="float">
            <text:p>892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33" calcext:value-type="float">
            <text:p>893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56" calcext:value-type="float">
            <text:p>895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68" calcext:value-type="float">
            <text:p>89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81" calcext:value-type="float">
            <text:p>898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8992" calcext:value-type="float">
            <text:p>899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064" calcext:value-type="float">
            <text:p>906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9077" calcext:value-type="float">
            <text:p>907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9089" calcext:value-type="float">
            <text:p>908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4.21" calcext:value-type="float">
            <text:p>-24.21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13" calcext:value-type="float">
            <text:p>911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24" calcext:value-type="float">
            <text:p>91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36" calcext:value-type="float">
            <text:p>913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48" calcext:value-type="float">
            <text:p>91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73" calcext:value-type="float">
            <text:p>917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85" calcext:value-type="float">
            <text:p>918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197" calcext:value-type="float">
            <text:p>919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08" calcext:value-type="float">
            <text:p>920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32" calcext:value-type="float">
            <text:p>92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44" calcext:value-type="float">
            <text:p>92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69" calcext:value-type="float">
            <text:p>926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81" calcext:value-type="float">
            <text:p>928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292" calcext:value-type="float">
            <text:p>929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05" calcext:value-type="float">
            <text:p>930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53" calcext:value-type="float">
            <text:p>935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65" calcext:value-type="float">
            <text:p>936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77" calcext:value-type="float">
            <text:p>937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13" calcext:value-type="float">
            <text:p>941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24" calcext:value-type="float">
            <text:p>94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36" calcext:value-type="float">
            <text:p>943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73" calcext:value-type="float">
            <text:p>947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85" calcext:value-type="float">
            <text:p>948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497" calcext:value-type="float">
            <text:p>949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09" calcext:value-type="float">
            <text:p>950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32" calcext:value-type="float">
            <text:p>95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69" calcext:value-type="float">
            <text:p>956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593" calcext:value-type="float">
            <text:p>959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04" calcext:value-type="float">
            <text:p>960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17" calcext:value-type="float">
            <text:p>961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28" calcext:value-type="float">
            <text:p>96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52" calcext:value-type="float">
            <text:p>96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65" calcext:value-type="float">
            <text:p>966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76" calcext:value-type="float">
            <text:p>967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689" calcext:value-type="float">
            <text:p>9689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12" calcext:value-type="float">
            <text:p>971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24" calcext:value-type="float">
            <text:p>972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48" calcext:value-type="float">
            <text:p>974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61" calcext:value-type="float">
            <text:p>976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73" calcext:value-type="float">
            <text:p>977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85" calcext:value-type="float">
            <text:p>9785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796" calcext:value-type="float">
            <text:p>9796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08" calcext:value-type="float">
            <text:p>980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21" calcext:value-type="float">
            <text:p>982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32" calcext:value-type="float">
            <text:p>983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44" calcext:value-type="float">
            <text:p>984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57" calcext:value-type="float">
            <text:p>985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68" calcext:value-type="float">
            <text:p>986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81" calcext:value-type="float">
            <text:p>988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893" calcext:value-type="float">
            <text:p>9893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04" calcext:value-type="float">
            <text:p>990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17" calcext:value-type="float">
            <text:p>991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28" calcext:value-type="float">
            <text:p>992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41" calcext:value-type="float">
            <text:p>994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52" calcext:value-type="float">
            <text:p>9952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64" calcext:value-type="float">
            <text:p>9964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77" calcext:value-type="float">
            <text:p>9977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9988" calcext:value-type="float">
            <text:p>9988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float" office:value="-1.57" calcext:value-type="float">
            <text:p>-1.57</text:p>
          </table:table-cell>
          <table:table-cell office:value-type="float" office:value="0" calcext:value-type="float">
            <text:p>0</text:p>
          </table:table-cell>
          <table:table-cell office:value-type="float" office:value="-21.52" calcext:value-type="float">
            <text:p>-21.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2T09:28:05.343102753</dc:date>
    <meta:editing-duration>PT57S</meta:editing-duration>
    <meta:editing-cycles>1</meta:editing-cycles>
    <meta:document-statistic meta:table-count="1" meta:cell-count="336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165cm" svg:y="4.204cm" style:legend-expansion="high" chart:style-name="ch2"/>
        <chart:plot-area chart:style-name="ch3" table:cell-range-address="data.A1:data.B840" svg:x="0.32cm" svg:y="0.18cm" svg:width="12.525cm" svg:height="8.646cm">
          <chart:coordinate-region svg:x="1.153cm" svg:y="0.379cm" svg:width="11.22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B1:data.B840" chart:class="chart:scatter">
            <chart:domain table:cell-range-address="data.A1:data.A840"/>
            <chart:data-point chart:repeated="8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:data.A840</svg:desc>
                </draw:g>
              </table:table-cell>
              <table:table-cell office:value-type="float" office:value="-0">
                <text:p>-0</text:p>
                <draw:g>
                  <svg:desc>data.B1:data.B8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">
                <text:p>1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">
                <text:p>1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">
                <text:p>2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">
                <text:p>2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3">
                <text:p>2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6">
                <text:p>2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">
                <text:p>2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9">
                <text:p>2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">
                <text:p>2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">
                <text:p>2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">
                <text:p>3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7">
                <text:p>3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">
                <text:p>3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">
                <text:p>35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5">
                <text:p>3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">
                <text:p>3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9">
                <text:p>38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1">
                <text:p>4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3">
                <text:p>4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">
                <text:p>4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7">
                <text:p>4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">
                <text:p>44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2">
                <text:p>47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4">
                <text:p>48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5">
                <text:p>49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6">
                <text:p>5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7">
                <text:p>5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8">
                <text:p>52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0">
                <text:p>54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1">
                <text:p>5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2">
                <text:p>5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3">
                <text:p>57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5">
                <text:p>5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7">
                <text:p>5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9">
                <text:p>6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1">
                <text:p>6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3">
                <text:p>6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5">
                <text:p>64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7">
                <text:p>6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9">
                <text:p>66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1">
                <text:p>6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3">
                <text:p>69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5">
                <text:p>7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7">
                <text:p>7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9">
                <text:p>7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1">
                <text:p>7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4">
                <text:p>7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6">
                <text:p>7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7">
                <text:p>7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0">
                <text:p>7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1">
                <text:p>80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3">
                <text:p>8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5">
                <text:p>8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7">
                <text:p>8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0">
                <text:p>8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2">
                <text:p>8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4">
                <text:p>8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5">
                <text:p>8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7">
                <text:p>8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0">
                <text:p>9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2">
                <text:p>9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4">
                <text:p>9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6">
                <text:p>9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8">
                <text:p>9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0">
                <text:p>9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2">
                <text:p>9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4">
                <text:p>9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6">
                <text:p>10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8">
                <text:p>10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0">
                <text:p>103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2">
                <text:p>10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4">
                <text:p>10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5">
                <text:p>10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8">
                <text:p>10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0">
                <text:p>10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2">
                <text:p>11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3">
                <text:p>11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6">
                <text:p>11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38">
                <text:p>11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0">
                <text:p>11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2">
                <text:p>11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74">
                <text:p>11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6">
                <text:p>11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8">
                <text:p>11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0">
                <text:p>12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2">
                <text:p>12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4">
                <text:p>12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46">
                <text:p>12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8">
                <text:p>12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0">
                <text:p>12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82">
                <text:p>12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4">
                <text:p>12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06">
                <text:p>130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8">
                <text:p>131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30">
                <text:p>133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42">
                <text:p>134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4">
                <text:p>13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65">
                <text:p>13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8">
                <text:p>137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0">
                <text:p>13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02">
                <text:p>14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14">
                <text:p>14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25">
                <text:p>142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8">
                <text:p>143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50">
                <text:p>14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2">
                <text:p>14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4">
                <text:p>14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5">
                <text:p>148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8">
                <text:p>14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10">
                <text:p>151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2">
                <text:p>152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34">
                <text:p>15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6">
                <text:p>154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8">
                <text:p>155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0">
                <text:p>157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82">
                <text:p>15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94">
                <text:p>15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05">
                <text:p>160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17">
                <text:p>161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9">
                <text:p>16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41">
                <text:p>16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4">
                <text:p>16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6">
                <text:p>16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77">
                <text:p>167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90">
                <text:p>169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02">
                <text:p>17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13">
                <text:p>171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6">
                <text:p>17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37">
                <text:p>173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9">
                <text:p>174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62">
                <text:p>176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74">
                <text:p>177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86">
                <text:p>17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97">
                <text:p>179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9">
                <text:p>18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21">
                <text:p>18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32">
                <text:p>183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43">
                <text:p>18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54">
                <text:p>185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65">
                <text:p>186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6">
                <text:p>187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87">
                <text:p>188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98">
                <text:p>189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09">
                <text:p>190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1">
                <text:p>192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3">
                <text:p>193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4">
                <text:p>194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57">
                <text:p>195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68">
                <text:p>19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81">
                <text:p>198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2">
                <text:p>199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3">
                <text:p>20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4">
                <text:p>20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26">
                <text:p>202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39">
                <text:p>20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1">
                <text:p>20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3">
                <text:p>20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75">
                <text:p>207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6">
                <text:p>208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9">
                <text:p>209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1">
                <text:p>211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3">
                <text:p>212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35">
                <text:p>213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7">
                <text:p>214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9">
                <text:p>215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71">
                <text:p>217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82">
                <text:p>218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94">
                <text:p>219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07">
                <text:p>220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19">
                <text:p>221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31">
                <text:p>223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3">
                <text:p>224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55">
                <text:p>2255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66">
                <text:p>2266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79">
                <text:p>227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1">
                <text:p>229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03">
                <text:p>230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14">
                <text:p>231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27">
                <text:p>2327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39">
                <text:p>233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51">
                <text:p>235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63">
                <text:p>2363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75">
                <text:p>237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86">
                <text:p>238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99">
                <text:p>2399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1">
                <text:p>2411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23">
                <text:p>242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35">
                <text:p>2435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47">
                <text:p>2447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59">
                <text:p>2459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71">
                <text:p>247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83">
                <text:p>2483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95">
                <text:p>2495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07">
                <text:p>2507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19">
                <text:p>2519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31">
                <text:p>2531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43">
                <text:p>2543</text:p>
              </table:table-cell>
              <table:table-cell office:value-type="float" office:value="-0.47">
                <text:p>-0.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55">
                <text:p>2555</text:p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67">
                <text:p>2567</text:p>
              </table:table-cell>
              <table:table-cell office:value-type="float" office:value="-0.55">
                <text:p>-0.5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79">
                <text:p>2579</text:p>
              </table:table-cell>
              <table:table-cell office:value-type="float" office:value="-0.59">
                <text:p>-0.5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90">
                <text:p>2590</text:p>
              </table:table-cell>
              <table:table-cell office:value-type="float" office:value="-0.63">
                <text:p>-0.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02">
                <text:p>2602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14">
                <text:p>2614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27">
                <text:p>2627</text:p>
              </table:table-cell>
              <table:table-cell office:value-type="float" office:value="-0.74">
                <text:p>-0.7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39">
                <text:p>2639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51">
                <text:p>2651</text:p>
              </table:table-cell>
              <table:table-cell office:value-type="float" office:value="-0.81">
                <text:p>-0.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3">
                <text:p>2663</text:p>
              </table:table-cell>
              <table:table-cell office:value-type="float" office:value="-0.85">
                <text:p>-0.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75">
                <text:p>2675</text:p>
              </table:table-cell>
              <table:table-cell office:value-type="float" office:value="-0.89">
                <text:p>-0.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87">
                <text:p>2687</text:p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99">
                <text:p>2699</text:p>
              </table:table-cell>
              <table:table-cell office:value-type="float" office:value="-0.97">
                <text:p>-0.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11">
                <text:p>27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23">
                <text:p>272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35">
                <text:p>2735</text:p>
              </table:table-cell>
              <table:table-cell office:value-type="float" office:value="-1.08">
                <text:p>-1.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47">
                <text:p>2747</text:p>
              </table:table-cell>
              <table:table-cell office:value-type="float" office:value="-1.12">
                <text:p>-1.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59">
                <text:p>2759</text:p>
              </table:table-cell>
              <table:table-cell office:value-type="float" office:value="-1.16">
                <text:p>-1.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71">
                <text:p>2771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83">
                <text:p>2783</text:p>
              </table:table-cell>
              <table:table-cell office:value-type="float" office:value="-1.23">
                <text:p>-1.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95">
                <text:p>2795</text:p>
              </table:table-cell>
              <table:table-cell office:value-type="float" office:value="-1.27">
                <text:p>-1.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07">
                <text:p>2807</text:p>
              </table:table-cell>
              <table:table-cell office:value-type="float" office:value="-1.31">
                <text:p>-1.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19">
                <text:p>2819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1">
                <text:p>2831</text:p>
              </table:table-cell>
              <table:table-cell office:value-type="float" office:value="-1.38">
                <text:p>-1.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43">
                <text:p>2843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55">
                <text:p>2855</text:p>
              </table:table-cell>
              <table:table-cell office:value-type="float" office:value="-1.46">
                <text:p>-1.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66">
                <text:p>2866</text:p>
              </table:table-cell>
              <table:table-cell office:value-type="float" office:value="-1.49">
                <text:p>-1.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79">
                <text:p>2879</text:p>
              </table:table-cell>
              <table:table-cell office:value-type="float" office:value="-1.52">
                <text:p>-1.5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90">
                <text:p>2890</text:p>
              </table:table-cell>
              <table:table-cell office:value-type="float" office:value="-1.54">
                <text:p>-1.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02">
                <text:p>2902</text:p>
              </table:table-cell>
              <table:table-cell office:value-type="float" office:value="-1.55">
                <text:p>-1.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15">
                <text:p>2915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27">
                <text:p>292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39">
                <text:p>293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51">
                <text:p>295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63">
                <text:p>296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75">
                <text:p>297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6">
                <text:p>298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98">
                <text:p>299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10">
                <text:p>301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22">
                <text:p>302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34">
                <text:p>303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46">
                <text:p>304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58">
                <text:p>305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70">
                <text:p>307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81">
                <text:p>308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93">
                <text:p>309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05">
                <text:p>31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16">
                <text:p>311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28">
                <text:p>31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39">
                <text:p>313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51">
                <text:p>315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63">
                <text:p>316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74">
                <text:p>317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86">
                <text:p>318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99">
                <text:p>319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10">
                <text:p>321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22">
                <text:p>322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34">
                <text:p>323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46">
                <text:p>324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58">
                <text:p>325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70">
                <text:p>327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82">
                <text:p>328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94">
                <text:p>329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6">
                <text:p>330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18">
                <text:p>331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30">
                <text:p>333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42">
                <text:p>334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54">
                <text:p>335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67">
                <text:p>336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78">
                <text:p>337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90">
                <text:p>339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02">
                <text:p>340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14">
                <text:p>341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26">
                <text:p>342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38">
                <text:p>343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50">
                <text:p>345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62">
                <text:p>346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74">
                <text:p>347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86">
                <text:p>348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98">
                <text:p>349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10">
                <text:p>351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22">
                <text:p>352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34">
                <text:p>353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46">
                <text:p>354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58">
                <text:p>355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70">
                <text:p>357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82">
                <text:p>358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94">
                <text:p>359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07">
                <text:p>360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18">
                <text:p>361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30">
                <text:p>363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42">
                <text:p>364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55">
                <text:p>365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66">
                <text:p>366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79">
                <text:p>367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90">
                <text:p>369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03">
                <text:p>370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14">
                <text:p>371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26">
                <text:p>372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39">
                <text:p>373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51">
                <text:p>375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63">
                <text:p>376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74">
                <text:p>377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86">
                <text:p>378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98">
                <text:p>379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10">
                <text:p>381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22">
                <text:p>382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35">
                <text:p>383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47">
                <text:p>384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59">
                <text:p>385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71">
                <text:p>387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83">
                <text:p>388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95">
                <text:p>389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06">
                <text:p>390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17">
                <text:p>391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28">
                <text:p>39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39">
                <text:p>393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50">
                <text:p>395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61">
                <text:p>396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72">
                <text:p>397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84">
                <text:p>398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96">
                <text:p>399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08">
                <text:p>400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20">
                <text:p>4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31">
                <text:p>403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44">
                <text:p>40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55">
                <text:p>405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68">
                <text:p>40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80">
                <text:p>40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91">
                <text:p>409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4">
                <text:p>410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16">
                <text:p>411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28">
                <text:p>41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39">
                <text:p>413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51">
                <text:p>415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63">
                <text:p>416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75">
                <text:p>417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88">
                <text:p>418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99">
                <text:p>419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11">
                <text:p>421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23">
                <text:p>422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34">
                <text:p>423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46">
                <text:p>424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59">
                <text:p>425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70">
                <text:p>427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81">
                <text:p>428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93">
                <text:p>429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05">
                <text:p>43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16">
                <text:p>431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28">
                <text:p>43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39">
                <text:p>433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50">
                <text:p>435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61">
                <text:p>436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72">
                <text:p>437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83">
                <text:p>438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94">
                <text:p>439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05">
                <text:p>44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16">
                <text:p>441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27">
                <text:p>442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39">
                <text:p>443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51">
                <text:p>445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63">
                <text:p>446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75">
                <text:p>447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87">
                <text:p>448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99">
                <text:p>449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11">
                <text:p>451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22">
                <text:p>452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33">
                <text:p>453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44">
                <text:p>45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56">
                <text:p>455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67">
                <text:p>456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578">
                <text:p>457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90">
                <text:p>459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02">
                <text:p>460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14">
                <text:p>461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26">
                <text:p>462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39">
                <text:p>463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51">
                <text:p>465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63">
                <text:p>466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75">
                <text:p>467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86">
                <text:p>468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98">
                <text:p>469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10">
                <text:p>471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22">
                <text:p>472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34">
                <text:p>473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46">
                <text:p>474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58">
                <text:p>475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70">
                <text:p>477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82">
                <text:p>478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793">
                <text:p>479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06">
                <text:p>480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18">
                <text:p>481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29">
                <text:p>482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40">
                <text:p>484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52">
                <text:p>48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64">
                <text:p>486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76">
                <text:p>487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88">
                <text:p>488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00">
                <text:p>490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12">
                <text:p>491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24">
                <text:p>49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36">
                <text:p>493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48">
                <text:p>49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60">
                <text:p>496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72">
                <text:p>497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84">
                <text:p>498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96">
                <text:p>499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08">
                <text:p>500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20">
                <text:p>5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32">
                <text:p>503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44">
                <text:p>50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56">
                <text:p>505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68">
                <text:p>50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80">
                <text:p>50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93">
                <text:p>509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05">
                <text:p>51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17">
                <text:p>511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28">
                <text:p>51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40">
                <text:p>514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52">
                <text:p>51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64">
                <text:p>516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76">
                <text:p>517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89">
                <text:p>518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00">
                <text:p>520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13">
                <text:p>521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25">
                <text:p>522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36">
                <text:p>523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48">
                <text:p>52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60">
                <text:p>526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72">
                <text:p>527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85">
                <text:p>528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96">
                <text:p>529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08">
                <text:p>530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20">
                <text:p>53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32">
                <text:p>533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44">
                <text:p>53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56">
                <text:p>535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68">
                <text:p>53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80">
                <text:p>53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392">
                <text:p>53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05">
                <text:p>54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17">
                <text:p>541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28">
                <text:p>54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40">
                <text:p>544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52">
                <text:p>54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65">
                <text:p>54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77">
                <text:p>547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488">
                <text:p>548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01">
                <text:p>550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12">
                <text:p>551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24">
                <text:p>55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36">
                <text:p>553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48">
                <text:p>55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60">
                <text:p>556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72">
                <text:p>557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84">
                <text:p>558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597">
                <text:p>559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08">
                <text:p>560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20">
                <text:p>56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32">
                <text:p>563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45">
                <text:p>564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57">
                <text:p>565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68">
                <text:p>56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80">
                <text:p>56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693">
                <text:p>569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05">
                <text:p>57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17">
                <text:p>571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28">
                <text:p>57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41">
                <text:p>574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52">
                <text:p>57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65">
                <text:p>57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77">
                <text:p>577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789">
                <text:p>578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01">
                <text:p>580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12">
                <text:p>581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25">
                <text:p>582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37">
                <text:p>583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48">
                <text:p>58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61">
                <text:p>586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73">
                <text:p>587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85">
                <text:p>588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897">
                <text:p>589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09">
                <text:p>590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21">
                <text:p>592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33">
                <text:p>593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45">
                <text:p>594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57">
                <text:p>595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68">
                <text:p>59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80">
                <text:p>59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92">
                <text:p>59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04">
                <text:p>600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16">
                <text:p>601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28">
                <text:p>60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41">
                <text:p>604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53">
                <text:p>605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64">
                <text:p>606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76">
                <text:p>607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088">
                <text:p>608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00">
                <text:p>610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12">
                <text:p>611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24">
                <text:p>61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37">
                <text:p>613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49">
                <text:p>614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61">
                <text:p>616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73">
                <text:p>617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84">
                <text:p>618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96">
                <text:p>619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08">
                <text:p>620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20">
                <text:p>62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32">
                <text:p>623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44">
                <text:p>62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56">
                <text:p>625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68">
                <text:p>62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80">
                <text:p>62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92">
                <text:p>62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04">
                <text:p>630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16">
                <text:p>631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28">
                <text:p>63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41">
                <text:p>634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52">
                <text:p>63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65">
                <text:p>63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76">
                <text:p>637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88">
                <text:p>638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00">
                <text:p>640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12">
                <text:p>641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25">
                <text:p>642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36">
                <text:p>643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48">
                <text:p>64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60">
                <text:p>646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72">
                <text:p>647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84">
                <text:p>648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496">
                <text:p>649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08">
                <text:p>650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20">
                <text:p>65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32">
                <text:p>653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44">
                <text:p>65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57">
                <text:p>655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68">
                <text:p>65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80">
                <text:p>65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593">
                <text:p>659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05">
                <text:p>66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17">
                <text:p>661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28">
                <text:p>66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40">
                <text:p>664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52">
                <text:p>66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63">
                <text:p>666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75">
                <text:p>667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687">
                <text:p>668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699">
                <text:p>669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12">
                <text:p>671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24">
                <text:p>67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35">
                <text:p>673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47">
                <text:p>674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58">
                <text:p>675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69">
                <text:p>676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80">
                <text:p>67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792">
                <text:p>67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05">
                <text:p>68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17">
                <text:p>681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29">
                <text:p>682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40">
                <text:p>684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52">
                <text:p>68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64">
                <text:p>686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75">
                <text:p>687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887">
                <text:p>688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899">
                <text:p>689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11">
                <text:p>691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23">
                <text:p>692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34">
                <text:p>693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47">
                <text:p>694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58">
                <text:p>695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71">
                <text:p>697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983">
                <text:p>698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995">
                <text:p>699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07">
                <text:p>700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18">
                <text:p>701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30">
                <text:p>703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42">
                <text:p>704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53">
                <text:p>705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65">
                <text:p>70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77">
                <text:p>707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089">
                <text:p>708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00">
                <text:p>710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11">
                <text:p>711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23">
                <text:p>712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35">
                <text:p>713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47">
                <text:p>714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159">
                <text:p>715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171">
                <text:p>717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183">
                <text:p>718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195">
                <text:p>719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07">
                <text:p>720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19">
                <text:p>721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31">
                <text:p>723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43">
                <text:p>724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55">
                <text:p>725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68">
                <text:p>72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279">
                <text:p>727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292">
                <text:p>72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03">
                <text:p>730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15">
                <text:p>731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27">
                <text:p>732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39">
                <text:p>733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52">
                <text:p>73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63">
                <text:p>736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375">
                <text:p>737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88">
                <text:p>738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399">
                <text:p>739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12">
                <text:p>741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24">
                <text:p>74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35">
                <text:p>743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46">
                <text:p>744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57">
                <text:p>745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69">
                <text:p>746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482">
                <text:p>748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93">
                <text:p>749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05">
                <text:p>75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18">
                <text:p>751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29">
                <text:p>752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40">
                <text:p>754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52">
                <text:p>75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564">
                <text:p>756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576">
                <text:p>757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589">
                <text:p>758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01">
                <text:p>760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13">
                <text:p>761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24">
                <text:p>76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36">
                <text:p>763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48">
                <text:p>76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60">
                <text:p>766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72">
                <text:p>767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685">
                <text:p>768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696">
                <text:p>769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09">
                <text:p>770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20">
                <text:p>77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33">
                <text:p>773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44">
                <text:p>77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56">
                <text:p>775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68">
                <text:p>77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780">
                <text:p>77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792">
                <text:p>77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05">
                <text:p>78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16">
                <text:p>781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28">
                <text:p>78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40">
                <text:p>784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52">
                <text:p>78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65">
                <text:p>78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877">
                <text:p>787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888">
                <text:p>788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01">
                <text:p>790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12">
                <text:p>791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24">
                <text:p>79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37">
                <text:p>793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48">
                <text:p>79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61">
                <text:p>796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73">
                <text:p>797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984">
                <text:p>798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996">
                <text:p>799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09">
                <text:p>800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20">
                <text:p>8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32">
                <text:p>803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44">
                <text:p>80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57">
                <text:p>805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68">
                <text:p>80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080">
                <text:p>80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092">
                <text:p>80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05">
                <text:p>81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16">
                <text:p>811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29">
                <text:p>812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41">
                <text:p>814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53">
                <text:p>815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65">
                <text:p>81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177">
                <text:p>817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189">
                <text:p>818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01">
                <text:p>820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13">
                <text:p>821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25">
                <text:p>822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36">
                <text:p>823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48">
                <text:p>82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60">
                <text:p>826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272">
                <text:p>827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285">
                <text:p>828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296">
                <text:p>829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08">
                <text:p>830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21">
                <text:p>832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32">
                <text:p>833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44">
                <text:p>83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56">
                <text:p>835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69">
                <text:p>836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80">
                <text:p>83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392">
                <text:p>83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05">
                <text:p>84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16">
                <text:p>841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29">
                <text:p>842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41">
                <text:p>844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53">
                <text:p>845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65">
                <text:p>84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477">
                <text:p>847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88">
                <text:p>848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01">
                <text:p>850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13">
                <text:p>851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24">
                <text:p>85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37">
                <text:p>853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48">
                <text:p>85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61">
                <text:p>856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573">
                <text:p>857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584">
                <text:p>858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597">
                <text:p>859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09">
                <text:p>860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20">
                <text:p>86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33">
                <text:p>863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44">
                <text:p>86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56">
                <text:p>865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68">
                <text:p>86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680">
                <text:p>86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693">
                <text:p>869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05">
                <text:p>87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17">
                <text:p>871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28">
                <text:p>87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40">
                <text:p>874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52">
                <text:p>87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65">
                <text:p>87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776">
                <text:p>877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789">
                <text:p>878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01">
                <text:p>880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12">
                <text:p>881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24">
                <text:p>88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36">
                <text:p>883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48">
                <text:p>88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60">
                <text:p>886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72">
                <text:p>887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884">
                <text:p>888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897">
                <text:p>889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09">
                <text:p>890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21">
                <text:p>892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33">
                <text:p>893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44">
                <text:p>89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56">
                <text:p>895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68">
                <text:p>89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81">
                <text:p>898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992">
                <text:p>89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05">
                <text:p>90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17">
                <text:p>901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28">
                <text:p>90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41">
                <text:p>904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53">
                <text:p>905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64">
                <text:p>906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77">
                <text:p>907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89">
                <text:p>908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00">
                <text:p>910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13">
                <text:p>911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24">
                <text:p>91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36">
                <text:p>913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48">
                <text:p>91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60">
                <text:p>916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73">
                <text:p>917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185">
                <text:p>918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197">
                <text:p>919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08">
                <text:p>920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20">
                <text:p>92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32">
                <text:p>923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44">
                <text:p>92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56">
                <text:p>925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69">
                <text:p>926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281">
                <text:p>928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292">
                <text:p>929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05">
                <text:p>930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16">
                <text:p>931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28">
                <text:p>93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40">
                <text:p>934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53">
                <text:p>935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65">
                <text:p>93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377">
                <text:p>937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388">
                <text:p>938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01">
                <text:p>940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13">
                <text:p>941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24">
                <text:p>94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36">
                <text:p>943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48">
                <text:p>94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60">
                <text:p>946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73">
                <text:p>947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485">
                <text:p>948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497">
                <text:p>949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09">
                <text:p>950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20">
                <text:p>95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32">
                <text:p>953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45">
                <text:p>954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56">
                <text:p>955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69">
                <text:p>956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580">
                <text:p>958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593">
                <text:p>959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04">
                <text:p>960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17">
                <text:p>961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28">
                <text:p>96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40">
                <text:p>964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52">
                <text:p>96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65">
                <text:p>966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676">
                <text:p>967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689">
                <text:p>9689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00">
                <text:p>970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12">
                <text:p>971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24">
                <text:p>972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36">
                <text:p>973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48">
                <text:p>974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61">
                <text:p>976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73">
                <text:p>977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785">
                <text:p>978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796">
                <text:p>9796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08">
                <text:p>980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21">
                <text:p>982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32">
                <text:p>983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44">
                <text:p>984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57">
                <text:p>985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68">
                <text:p>986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881">
                <text:p>988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893">
                <text:p>9893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04">
                <text:p>990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17">
                <text:p>991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28">
                <text:p>992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41">
                <text:p>9941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52">
                <text:p>9952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64">
                <text:p>996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77">
                <text:p>997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988">
                <text:p>9988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001">
                <text:p>10001</text:p>
              </table:table-cell>
              <table:table-cell office:value-type="float" office:value="-1.57">
                <text:p>-1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scatter" chart:style-name="ch1">
        <chart:legend chart:legend-position="end" svg:x="13.165cm" svg:y="4.204cm" style:legend-expansion="high" chart:style-name="ch2"/>
        <chart:plot-area chart:style-name="ch3" table:cell-range-address="data.A1:data.A840 data.C1:data.C840" svg:x="0.32cm" svg:y="0.18cm" svg:width="12.525cm" svg:height="8.646cm">
          <chart:coordinate-region svg:x="1.153cm" svg:y="0.379cm" svg:width="11.227cm" svg:height="8.2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C1:data.C840" chart:class="chart:scatter">
            <chart:domain table:cell-range-address="data.A1:data.A840"/>
            <chart:data-point chart:repeated="8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1:data.A840</svg:desc>
                </draw:g>
              </table:table-cell>
              <table:table-cell office:value-type="float" office:value="0">
                <text:p>0</text:p>
                <draw:g>
                  <svg:desc>data.C1:data.C8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2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2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4">
                <text:p>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7">
                <text:p>5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8">
                <text:p>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1">
                <text:p>5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2">
                <text:p>5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3">
                <text:p>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5">
                <text:p>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7">
                <text:p>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9">
                <text:p>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1">
                <text:p>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3">
                <text:p>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5">
                <text:p>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7">
                <text:p>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9">
                <text:p>6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1">
                <text:p>6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3">
                <text:p>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5">
                <text:p>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7">
                <text:p>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9">
                <text:p>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54">
                <text:p>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77">
                <text:p>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1">
                <text:p>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3">
                <text:p>8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25">
                <text:p>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37">
                <text:p>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2">
                <text:p>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4">
                <text:p>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97">
                <text:p>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22">
                <text:p>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34">
                <text:p>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46">
                <text:p>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8">
                <text:p>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2">
                <text:p>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4">
                <text:p>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6">
                <text:p>1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8">
                <text:p>1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2">
                <text:p>1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54">
                <text:p>1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65">
                <text:p>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8">
                <text:p>1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02">
                <text:p>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13">
                <text:p>1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26">
                <text:p>1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38">
                <text:p>1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50">
                <text:p>1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62">
                <text:p>1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74">
                <text:p>1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86">
                <text:p>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98">
                <text:p>1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10">
                <text:p>1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22">
                <text:p>1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4">
                <text:p>1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46">
                <text:p>1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58">
                <text:p>1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70">
                <text:p>1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82">
                <text:p>1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94">
                <text:p>1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06">
                <text:p>1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18">
                <text:p>1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30">
                <text:p>1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42">
                <text:p>1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54">
                <text:p>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65">
                <text:p>1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78">
                <text:p>1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90">
                <text:p>1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02">
                <text:p>1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14">
                <text:p>1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25">
                <text:p>1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38">
                <text:p>1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50">
                <text:p>1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62">
                <text:p>1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74">
                <text:p>1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85">
                <text:p>1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8">
                <text:p>1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10">
                <text:p>1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2">
                <text:p>1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34">
                <text:p>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46">
                <text:p>1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8">
                <text:p>1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0">
                <text:p>1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82">
                <text:p>1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94">
                <text:p>1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05">
                <text:p>1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17">
                <text:p>1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9">
                <text:p>1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41">
                <text:p>1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54">
                <text:p>16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6">
                <text:p>1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77">
                <text:p>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90">
                <text:p>1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02">
                <text:p>17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13">
                <text:p>17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26">
                <text:p>1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37">
                <text:p>1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49">
                <text:p>1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62">
                <text:p>1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74">
                <text:p>1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86">
                <text:p>1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97">
                <text:p>1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09">
                <text:p>1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21">
                <text:p>1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32">
                <text:p>1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43">
                <text:p>1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54">
                <text:p>18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65">
                <text:p>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76">
                <text:p>1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87">
                <text:p>1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98">
                <text:p>18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09">
                <text:p>1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21">
                <text:p>1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33">
                <text:p>1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944">
                <text:p>1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57">
                <text:p>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68">
                <text:p>1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81">
                <text:p>1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92">
                <text:p>1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03">
                <text:p>2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4">
                <text:p>2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26">
                <text:p>2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39">
                <text:p>2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51">
                <text:p>2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63">
                <text:p>2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75">
                <text:p>2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86">
                <text:p>2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9">
                <text:p>2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1">
                <text:p>2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3">
                <text:p>2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35">
                <text:p>2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47">
                <text:p>2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9">
                <text:p>2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171">
                <text:p>2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82">
                <text:p>2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94">
                <text:p>2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07">
                <text:p>2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19">
                <text:p>2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31">
                <text:p>2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3">
                <text:p>2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55">
                <text:p>2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66">
                <text:p>2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79">
                <text:p>2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1">
                <text:p>2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03">
                <text:p>2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14">
                <text:p>2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27">
                <text:p>2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39">
                <text:p>2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51">
                <text:p>2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63">
                <text:p>2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75">
                <text:p>2375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86">
                <text:p>238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99">
                <text:p>2399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1">
                <text:p>2411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23">
                <text:p>2423</text:p>
              </table:table-cell>
              <table:table-cell office:value-type="float" office:value="-1.63">
                <text:p>-1.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35">
                <text:p>2435</text:p>
              </table:table-cell>
              <table:table-cell office:value-type="float" office:value="-2.09">
                <text:p>-2.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447">
                <text:p>2447</text:p>
              </table:table-cell>
              <table:table-cell office:value-type="float" office:value="-2.42">
                <text:p>-2.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459">
                <text:p>2459</text:p>
              </table:table-cell>
              <table:table-cell office:value-type="float" office:value="-2.64">
                <text:p>-2.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71">
                <text:p>2471</text:p>
              </table:table-cell>
              <table:table-cell office:value-type="float" office:value="-2.81">
                <text:p>-2.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83">
                <text:p>2483</text:p>
              </table:table-cell>
              <table:table-cell office:value-type="float" office:value="-2.93">
                <text:p>-2.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495">
                <text:p>249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507">
                <text:p>2507</text:p>
              </table:table-cell>
              <table:table-cell office:value-type="float" office:value="-3.02">
                <text:p>-3.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519">
                <text:p>2519</text:p>
              </table:table-cell>
              <table:table-cell office:value-type="float" office:value="-3.05">
                <text:p>-3.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31">
                <text:p>2531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43">
                <text:p>2543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55">
                <text:p>2555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67">
                <text:p>2567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579">
                <text:p>2579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90">
                <text:p>2590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02">
                <text:p>2602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614">
                <text:p>2614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27">
                <text:p>2627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639">
                <text:p>2639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651">
                <text:p>2651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63">
                <text:p>2663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75">
                <text:p>2675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87">
                <text:p>2687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699">
                <text:p>2699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11">
                <text:p>2711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723">
                <text:p>2723</text:p>
              </table:table-cell>
              <table:table-cell office:value-type="float" office:value="-3.09">
                <text:p>-3.0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735">
                <text:p>2735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747">
                <text:p>2747</text:p>
              </table:table-cell>
              <table:table-cell office:value-type="float" office:value="-3.12">
                <text:p>-3.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759">
                <text:p>2759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771">
                <text:p>2771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83">
                <text:p>2783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795">
                <text:p>2795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07">
                <text:p>2807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19">
                <text:p>2819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31">
                <text:p>2831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43">
                <text:p>2843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855">
                <text:p>2855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866">
                <text:p>2866</text:p>
              </table:table-cell>
              <table:table-cell office:value-type="float" office:value="-3.14">
                <text:p>-3.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79">
                <text:p>2879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90">
                <text:p>2890</text:p>
              </table:table-cell>
              <table:table-cell office:value-type="float" office:value="-2.83">
                <text:p>-2.8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02">
                <text:p>2902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15">
                <text:p>2915</text:p>
              </table:table-cell>
              <table:table-cell office:value-type="float" office:value="-1.87">
                <text:p>-1.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27">
                <text:p>2927</text:p>
              </table:table-cell>
              <table:table-cell office:value-type="float" office:value="-1.37">
                <text:p>-1.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39">
                <text:p>2939</text:p>
              </table:table-cell>
              <table:table-cell office:value-type="float" office:value="-0.94">
                <text:p>-0.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51">
                <text:p>2951</text:p>
              </table:table-cell>
              <table:table-cell office:value-type="float" office:value="-0.58">
                <text:p>-0.5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63">
                <text:p>2963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75">
                <text:p>2975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86">
                <text:p>298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98">
                <text:p>299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010">
                <text:p>301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022">
                <text:p>3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034">
                <text:p>3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046">
                <text:p>3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58">
                <text:p>3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070">
                <text:p>3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081">
                <text:p>3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093">
                <text:p>3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05">
                <text:p>3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116">
                <text:p>3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128">
                <text:p>3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139">
                <text:p>3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151">
                <text:p>3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63">
                <text:p>3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74">
                <text:p>3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186">
                <text:p>3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99">
                <text:p>3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210">
                <text:p>3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222">
                <text:p>3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34">
                <text:p>3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46">
                <text:p>3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258">
                <text:p>3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270">
                <text:p>3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282">
                <text:p>3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294">
                <text:p>3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306">
                <text:p>3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318">
                <text:p>3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30">
                <text:p>3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42">
                <text:p>3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54">
                <text:p>3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367">
                <text:p>3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378">
                <text:p>3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90">
                <text:p>3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02">
                <text:p>3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14">
                <text:p>3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426">
                <text:p>3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438">
                <text:p>3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50">
                <text:p>3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462">
                <text:p>3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74">
                <text:p>3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86">
                <text:p>34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98">
                <text:p>3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510">
                <text:p>3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522">
                <text:p>3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534">
                <text:p>3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546">
                <text:p>3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558">
                <text:p>3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570">
                <text:p>3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582">
                <text:p>3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94">
                <text:p>3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07">
                <text:p>3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618">
                <text:p>3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630">
                <text:p>3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642">
                <text:p>36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55">
                <text:p>3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66">
                <text:p>3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79">
                <text:p>36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690">
                <text:p>3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703">
                <text:p>37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714">
                <text:p>3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26">
                <text:p>3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739">
                <text:p>3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51">
                <text:p>3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763">
                <text:p>3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774">
                <text:p>37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786">
                <text:p>37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798">
                <text:p>37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810">
                <text:p>3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822">
                <text:p>3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35">
                <text:p>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847">
                <text:p>3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859">
                <text:p>38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71">
                <text:p>38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83">
                <text:p>38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95">
                <text:p>38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06">
                <text:p>3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17">
                <text:p>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928">
                <text:p>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39">
                <text:p>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950">
                <text:p>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961">
                <text:p>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972">
                <text:p>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84">
                <text:p>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96">
                <text:p>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008">
                <text:p>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20">
                <text:p>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031">
                <text:p>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44">
                <text:p>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68">
                <text:p>4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080">
                <text:p>4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91">
                <text:p>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104">
                <text:p>4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116">
                <text:p>4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128">
                <text:p>4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139">
                <text:p>4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151">
                <text:p>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163">
                <text:p>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75">
                <text:p>4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188">
                <text:p>4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99">
                <text:p>4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11">
                <text:p>4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223">
                <text:p>4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234">
                <text:p>4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246">
                <text:p>4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59">
                <text:p>4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270">
                <text:p>4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281">
                <text:p>4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293">
                <text:p>4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305">
                <text:p>4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316">
                <text:p>4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328">
                <text:p>4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339">
                <text:p>4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350">
                <text:p>4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361">
                <text:p>4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372">
                <text:p>4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383">
                <text:p>4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394">
                <text:p>4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405">
                <text:p>4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416">
                <text:p>4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4427">
                <text:p>4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439">
                <text:p>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451">
                <text:p>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463">
                <text:p>4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475">
                <text:p>4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487">
                <text:p>44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499">
                <text:p>4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511">
                <text:p>45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522">
                <text:p>45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533">
                <text:p>45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544">
                <text:p>4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556">
                <text:p>4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67">
                <text:p>4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578">
                <text:p>4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590">
                <text:p>4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602">
                <text:p>4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614">
                <text:p>4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626">
                <text:p>4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639">
                <text:p>46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651">
                <text:p>46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663">
                <text:p>4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675">
                <text:p>4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686">
                <text:p>4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698">
                <text:p>46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710">
                <text:p>4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722">
                <text:p>47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734">
                <text:p>4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746">
                <text:p>4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758">
                <text:p>4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770">
                <text:p>4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782">
                <text:p>4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793">
                <text:p>4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806">
                <text:p>4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818">
                <text:p>4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829">
                <text:p>4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840">
                <text:p>4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852">
                <text:p>4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864">
                <text:p>4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876">
                <text:p>4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888">
                <text:p>4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900">
                <text:p>4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912">
                <text:p>4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924">
                <text:p>4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936">
                <text:p>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948">
                <text:p>4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960">
                <text:p>4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972">
                <text:p>4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984">
                <text:p>4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996">
                <text:p>4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008">
                <text:p>5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020">
                <text:p>5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032">
                <text:p>5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044">
                <text:p>5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056">
                <text:p>5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068">
                <text:p>5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080">
                <text:p>5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093">
                <text:p>5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105">
                <text:p>5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117">
                <text:p>5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28">
                <text:p>5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140">
                <text:p>5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152">
                <text:p>5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164">
                <text:p>5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176">
                <text:p>5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189">
                <text:p>5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200">
                <text:p>5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213">
                <text:p>5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225">
                <text:p>5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236">
                <text:p>5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248">
                <text:p>5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260">
                <text:p>5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272">
                <text:p>5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285">
                <text:p>5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296">
                <text:p>5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308">
                <text:p>5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320">
                <text:p>5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332">
                <text:p>5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344">
                <text:p>5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356">
                <text:p>5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368">
                <text:p>5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380">
                <text:p>5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392">
                <text:p>5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405">
                <text:p>5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417">
                <text:p>5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428">
                <text:p>5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440">
                <text:p>5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452">
                <text:p>5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465">
                <text:p>5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477">
                <text:p>5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488">
                <text:p>5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01">
                <text:p>5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12">
                <text:p>5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24">
                <text:p>5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36">
                <text:p>5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48">
                <text:p>5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60">
                <text:p>5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572">
                <text:p>5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584">
                <text:p>5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597">
                <text:p>5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08">
                <text:p>5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20">
                <text:p>5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32">
                <text:p>56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45">
                <text:p>56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57">
                <text:p>5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68">
                <text:p>5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80">
                <text:p>5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693">
                <text:p>5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705">
                <text:p>5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17">
                <text:p>5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28">
                <text:p>5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41">
                <text:p>5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52">
                <text:p>5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65">
                <text:p>5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777">
                <text:p>5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789">
                <text:p>5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801">
                <text:p>5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812">
                <text:p>5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25">
                <text:p>58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37">
                <text:p>5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848">
                <text:p>5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861">
                <text:p>5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873">
                <text:p>5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885">
                <text:p>5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897">
                <text:p>5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09">
                <text:p>5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921">
                <text:p>5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33">
                <text:p>5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45">
                <text:p>5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57">
                <text:p>5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68">
                <text:p>5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80">
                <text:p>5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92">
                <text:p>5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04">
                <text:p>6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16">
                <text:p>6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28">
                <text:p>6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41">
                <text:p>6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53">
                <text:p>6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64">
                <text:p>6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76">
                <text:p>6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088">
                <text:p>6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100">
                <text:p>6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112">
                <text:p>6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124">
                <text:p>6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37">
                <text:p>6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149">
                <text:p>6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161">
                <text:p>6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173">
                <text:p>6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184">
                <text:p>6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196">
                <text:p>6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208">
                <text:p>6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220">
                <text:p>6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232">
                <text:p>6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244">
                <text:p>6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256">
                <text:p>6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268">
                <text:p>6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280">
                <text:p>6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292">
                <text:p>6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04">
                <text:p>6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316">
                <text:p>6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328">
                <text:p>6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341">
                <text:p>6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352">
                <text:p>6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365">
                <text:p>6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376">
                <text:p>6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88">
                <text:p>6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400">
                <text:p>6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412">
                <text:p>6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425">
                <text:p>6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436">
                <text:p>6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448">
                <text:p>6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460">
                <text:p>6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472">
                <text:p>6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484">
                <text:p>6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496">
                <text:p>6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508">
                <text:p>6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520">
                <text:p>6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532">
                <text:p>6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544">
                <text:p>6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557">
                <text:p>65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568">
                <text:p>6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580">
                <text:p>6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593">
                <text:p>6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05">
                <text:p>6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617">
                <text:p>6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28">
                <text:p>6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640">
                <text:p>6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52">
                <text:p>6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663">
                <text:p>6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675">
                <text:p>6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687">
                <text:p>6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699">
                <text:p>6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712">
                <text:p>6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724">
                <text:p>6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735">
                <text:p>67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747">
                <text:p>6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758">
                <text:p>6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769">
                <text:p>6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780">
                <text:p>6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792">
                <text:p>6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805">
                <text:p>6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817">
                <text:p>6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829">
                <text:p>6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840">
                <text:p>6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852">
                <text:p>6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864">
                <text:p>6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875">
                <text:p>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887">
                <text:p>6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899">
                <text:p>68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911">
                <text:p>6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923">
                <text:p>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934">
                <text:p>6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947">
                <text:p>6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958">
                <text:p>6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971">
                <text:p>6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983">
                <text:p>6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995">
                <text:p>6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007">
                <text:p>7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18">
                <text:p>7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030">
                <text:p>7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042">
                <text:p>7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053">
                <text:p>7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065">
                <text:p>7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077">
                <text:p>7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7089">
                <text:p>7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7100">
                <text:p>7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7111">
                <text:p>7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23">
                <text:p>71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7135">
                <text:p>7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147">
                <text:p>7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7159">
                <text:p>7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7171">
                <text:p>7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183">
                <text:p>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7195">
                <text:p>7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207">
                <text:p>7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7219">
                <text:p>7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7231">
                <text:p>7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243">
                <text:p>7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255">
                <text:p>7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7268">
                <text:p>7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279">
                <text:p>7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7292">
                <text:p>7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303">
                <text:p>7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315">
                <text:p>7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7327">
                <text:p>7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7339">
                <text:p>7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7352">
                <text:p>7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7363">
                <text:p>7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375">
                <text:p>7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88">
                <text:p>7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399">
                <text:p>7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412">
                <text:p>7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7424">
                <text:p>7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7435">
                <text:p>7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446">
                <text:p>7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457">
                <text:p>7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469">
                <text:p>7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7482">
                <text:p>7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493">
                <text:p>7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7505">
                <text:p>75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518">
                <text:p>7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529">
                <text:p>7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7540">
                <text:p>7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552">
                <text:p>7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564">
                <text:p>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576">
                <text:p>7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589">
                <text:p>75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7601">
                <text:p>7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7613">
                <text:p>7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624">
                <text:p>76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7636">
                <text:p>7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7648">
                <text:p>7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660">
                <text:p>7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7672">
                <text:p>7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7685">
                <text:p>7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7696">
                <text:p>76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709">
                <text:p>7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20">
                <text:p>7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733">
                <text:p>77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7744">
                <text:p>7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756">
                <text:p>7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7768">
                <text:p>7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7780">
                <text:p>7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7792">
                <text:p>77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05">
                <text:p>7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816">
                <text:p>7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28">
                <text:p>78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840">
                <text:p>7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52">
                <text:p>7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865">
                <text:p>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7877">
                <text:p>7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7888">
                <text:p>78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901">
                <text:p>7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7912">
                <text:p>7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7924">
                <text:p>7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937">
                <text:p>7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948">
                <text:p>7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961">
                <text:p>7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973">
                <text:p>7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7984">
                <text:p>7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7996">
                <text:p>7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009">
                <text:p>8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020">
                <text:p>8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8032">
                <text:p>8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8044">
                <text:p>8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8057">
                <text:p>8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8068">
                <text:p>8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080">
                <text:p>8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8092">
                <text:p>8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105">
                <text:p>8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8116">
                <text:p>8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8129">
                <text:p>8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141">
                <text:p>8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153">
                <text:p>8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65">
                <text:p>8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177">
                <text:p>8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189">
                <text:p>8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201">
                <text:p>8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213">
                <text:p>8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225">
                <text:p>8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8236">
                <text:p>8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248">
                <text:p>8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260">
                <text:p>8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8272">
                <text:p>8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8285">
                <text:p>8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296">
                <text:p>8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8308">
                <text:p>8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8321">
                <text:p>8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8332">
                <text:p>8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8344">
                <text:p>8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356">
                <text:p>8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369">
                <text:p>8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8380">
                <text:p>8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8392">
                <text:p>8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8405">
                <text:p>8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416">
                <text:p>8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8429">
                <text:p>8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441">
                <text:p>8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453">
                <text:p>8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8465">
                <text:p>8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8477">
                <text:p>8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8488">
                <text:p>8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8501">
                <text:p>8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8513">
                <text:p>85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524">
                <text:p>8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8537">
                <text:p>8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8548">
                <text:p>8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561">
                <text:p>85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8573">
                <text:p>8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8584">
                <text:p>8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597">
                <text:p>8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609">
                <text:p>8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620">
                <text:p>8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633">
                <text:p>8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644">
                <text:p>8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656">
                <text:p>8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8668">
                <text:p>86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680">
                <text:p>8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693">
                <text:p>8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705">
                <text:p>87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8717">
                <text:p>8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728">
                <text:p>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8740">
                <text:p>8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8752">
                <text:p>87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765">
                <text:p>8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8776">
                <text:p>87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789">
                <text:p>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8801">
                <text:p>88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8812">
                <text:p>8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8824">
                <text:p>8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836">
                <text:p>88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848">
                <text:p>8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860">
                <text:p>8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872">
                <text:p>8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8884">
                <text:p>8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897">
                <text:p>88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8909">
                <text:p>8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8921">
                <text:p>8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8933">
                <text:p>8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8944">
                <text:p>8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8956">
                <text:p>8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968">
                <text:p>8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81">
                <text:p>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992">
                <text:p>8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05">
                <text:p>9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017">
                <text:p>9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028">
                <text:p>9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041">
                <text:p>9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053">
                <text:p>9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064">
                <text:p>9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077">
                <text:p>9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089">
                <text:p>9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100">
                <text:p>9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113">
                <text:p>9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124">
                <text:p>9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136">
                <text:p>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148">
                <text:p>9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160">
                <text:p>9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173">
                <text:p>9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185">
                <text:p>9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197">
                <text:p>9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208">
                <text:p>9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220">
                <text:p>9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232">
                <text:p>9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244">
                <text:p>9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256">
                <text:p>9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269">
                <text:p>9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281">
                <text:p>9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292">
                <text:p>9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305">
                <text:p>9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316">
                <text:p>9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328">
                <text:p>9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340">
                <text:p>9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353">
                <text:p>9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365">
                <text:p>9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377">
                <text:p>9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388">
                <text:p>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401">
                <text:p>9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413">
                <text:p>9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424">
                <text:p>9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436">
                <text:p>9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448">
                <text:p>9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460">
                <text:p>9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473">
                <text:p>9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485">
                <text:p>9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497">
                <text:p>94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509">
                <text:p>95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520">
                <text:p>9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532">
                <text:p>9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45">
                <text:p>9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56">
                <text:p>9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569">
                <text:p>95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580">
                <text:p>9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593">
                <text:p>9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604">
                <text:p>9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617">
                <text:p>96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628">
                <text:p>9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640">
                <text:p>9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652">
                <text:p>9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665">
                <text:p>9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676">
                <text:p>9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689">
                <text:p>96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700">
                <text:p>9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712">
                <text:p>9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724">
                <text:p>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736">
                <text:p>9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748">
                <text:p>9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761">
                <text:p>97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773">
                <text:p>97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785">
                <text:p>9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796">
                <text:p>9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808">
                <text:p>9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821">
                <text:p>9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832">
                <text:p>9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844">
                <text:p>9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857">
                <text:p>9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868">
                <text:p>9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881">
                <text:p>98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893">
                <text:p>9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04">
                <text:p>99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17">
                <text:p>9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28">
                <text:p>9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41">
                <text:p>9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52">
                <text:p>9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64">
                <text:p>9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977">
                <text:p>9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988">
                <text:p>9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001">
                <text:p>10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